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97e9e" officeooo:paragraph-rsid="00197e9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97e9e" officeooo:paragraph-rsid="00197e9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7e9e" officeooo:paragraph-rsid="001ae59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7e9e" officeooo:paragraph-rsid="001af8a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e3c4d" officeooo:paragraph-rsid="001e3c4d" style:font-size-asian="12.25pt" style:font-weight-asian="normal" style:font-size-complex="14pt" style:font-weight-complex="normal"/>
    </style:style>
    <style:style style:name="T1" style:family="text">
      <style:text-properties officeooo:rsid="001ae599"/>
    </style:style>
    <style:style style:name="T2" style:family="text">
      <style:text-properties officeooo:rsid="001b3900"/>
    </style:style>
    <style:style style:name="T3" style:family="text">
      <style:text-properties officeooo:rsid="001d13b1"/>
    </style:style>
    <style:style style:name="T4" style:family="text">
      <style:text-properties officeooo:rsid="001e3fa3"/>
    </style:style>
    <style:style style:name="T5" style:family="text">
      <style:text-properties officeooo:rsid="001eb27a"/>
    </style:style>
    <style:style style:name="T6" style:family="text">
      <style:text-properties officeooo:rsid="00202b36"/>
    </style:style>
    <style:style style:name="T7" style:family="text">
      <style:text-properties officeooo:rsid="0021df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s</text:p>
      <text:p text:style-name="P1"/>
      <text:p text:style-name="P2">- L’utilisateur peut effectuer une recherche</text:p>
      <text:p text:style-name="P2"/>
      <text:p text:style-name="P2"><text:tab/>- L’utilisateur doit choisir des mots clés</text:p>
      <text:p text:style-name="P2"><text:tab/><text:tab/>- Libre dans le choix des termes</text:p>
      <text:p text:style-name="P2"><text:tab/><text:tab/>- Possibilité de combinaisons des mots clés ( and, or, guillemets, ( ) )</text:p>
      <text:p text:style-name="P2"><text:tab/><text:tab/>- Possible de voir s’il existe une ancienne recherche dans l’historique <text:tab/><text:tab/> <text:s text:c="2"/>avec ses résultats ayant des mots clés semblables.</text:p>
      <text:p text:style-name="P2"><text:tab/><text:tab/>- Voir un aperçu du nombre potentiel d’articles pouvant coïncider avec <text:tab/><text:tab/> <text:s/>les mots clés. Cette info sera délivré par les bases de données d’articles <text:tab/><text:tab/> <text:s/>scientifiques</text:p>
      <text:p text:style-name="P2"><text:tab/><text:tab/>- <text:span text:style-name="T1">L’utilisateur lance la recherche avec un deuxième bouton de <text:tab/><text:tab/><text:tab/><text:tab/> <text:s/>confirmation</text:span></text:p>
      <text:p text:style-name="P3"><text:tab/><text:tab/>- <text:span text:style-name="T1">L’utilisateur recevra des e-mails pour l’informer de l’avancée de sa</text:span></text:p>
      <text:p text:style-name="P3"><text:span text:style-name="T1"><text:tab/><text:tab/> <text:s/>recherche</text:span></text:p>
      <text:p text:style-name="P3"/>
      <text:p text:style-name="P3"><text:tab/>- <text:span text:style-name="T1">Les résultats de chaque recherche seront sauvegardés dans une base de</text:span></text:p>
      <text:p text:style-name="P3"><text:span text:style-name="T1"><text:s text:c="13"/>données privée</text:span></text:p>
      <text:p text:style-name="P4"><text:tab/><text:tab/>- <text:span text:style-name="T1">Chaque ancienne recherche sera associé au mots clés et aux méta-</text:span></text:p>
      <text:p text:style-name="P4"><text:span text:style-name="T1"><text:tab/><text:tab/> <text:s/>données des articles trouvés, voire le texte complet des articles</text:span></text:p>
      <text:p text:style-name="P4"><text:tab/><text:tab/>- <text:span text:style-name="T2">Tous les x temps, chaque ancienne recherche sera relancée avec les <text:tab/><text:tab/><text:tab/> <text:s/>même mots clés et la base de donnée se mettra à jour s’il existe un <text:tab/><text:tab/><text:tab/> <text:s/>nouvel article</text:span></text:p>
      <text:p text:style-name="P4"><text:tab/><text:tab/>- <text:span text:style-name="T3">Les données de clustering de la recherche seront aussi sauvegardées et <text:tab/><text:tab/> <text:s/>mises à jour tous les x-temp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- L’utilisateur pourra analyser les résultats <text:span text:style-name="T4">obtenus</text:span></text:p>
      <text:p text:style-name="P5"/>
      <text:p text:style-name="P5"><text:tab/>- <text:span text:style-name="T4">Représentation visuelle des résultats en 2d du clustering</text:span></text:p>
      <text:p text:style-name="P5"><text:tab/>- <text:span text:style-name="T5">Illumination des points visuelles pour les mettre en avant</text:span></text:p>
      <text:p text:style-name="P5"><text:tab/>- <text:span text:style-name="T5">Effectuer une deuxième recherche sur les résultats</text:span></text:p>
      <text:p text:style-name="P5"><text:tab/><text:tab/>- <text:span text:style-name="T5">Recherche avec mot-clé</text:span></text:p>
      <text:p text:style-name="P5"><text:tab/><text:tab/>- <text:span text:style-name="T5">Recherche avec auteur</text:span></text:p>
      <text:p text:style-name="P5"><text:tab/><text:tab/>- <text:span text:style-name="T5">Recherche avec un article précis afin d’identifier sa position et son <text:tab/><text:tab/><text:tab/> <text:s/>cluster </text:span><text:span text:style-name="T6">afin de découvrir des articles ressemblants</text:span></text:p>
      <text:p text:style-name="P5"><text:tab/>- <text:span text:style-name="T6">Générer une table des résultats après un tri supplémentaire effectué</text:span></text:p>
      <text:p text:style-name="P5"><text:tab/><text:tab/>- <text:span text:style-name="T6">Une table par cluster possible</text:span></text:p>
      <text:p text:style-name="P5"><text:tab/><text:tab/>- <text:span text:style-name="T6">Chaque article aura des infos pour le retrouver avec son abstract <text:tab/><text:tab/><text:tab/> <text:s/>permettant d’analyser sa pertinence par l’utilisateur</text:span></text:p>
      <text:p text:style-name="P5"><text:tab/><text:tab/>- <text:span text:style-name="T6">L’utilisateur doit choisir les articles pertinants.</text:span></text:p>
      <text:p text:style-name="P5"><text:tab/><text:tab/>- <text:span text:style-name="T6">Génération d’une nouvelle table avec les articles choisis et leur voisins <text:tab/><text:tab/> <text:s/>dans le clustering. Téléchargement possible en zip des articles par <text:tab/><text:tab/><text:tab/> <text:s/>l’utilisateur.</text:span></text:p>
      <text:p text:style-name="P5"/>
      <text:p text:style-name="P5"/>
      <text:p text:style-name="P5"/>
      <text:p text:style-name="P5"/>
      <text:p text:style-name="P5">- <text:span text:style-name="T7">L’utilisateur pourra gérer son compte utilisateur</text:span></text:p>
      <text:p text:style-name="P5"/>
      <text:p text:style-name="P5"><text:tab/>- <text:span text:style-name="T7">compte identifié par un e-mail</text:span></text:p>
      <text:p text:style-name="P5"><text:tab/>- <text:span text:style-name="T7">création d’un compte, login, logout</text:span></text:p>
      <text:p text:style-name="P5"><text:tab/>- <text:span text:style-name="T7">voir les avancements des recherches courants</text:span></text:p>
      <text:p text:style-name="P5"><text:tab/>- <text:span text:style-name="T7">revoir les historiques de recherche, avec leurs résultats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22:41:42.477414138</meta:creation-date>
    <meta:generator>LibreOffice/6.4.7.2$Linux_X86_64 LibreOffice_project/40$Build-2</meta:generator>
    <dc:date>2022-02-16T23:54:58.269351299</dc:date>
    <meta:editing-duration>PT51M16S</meta:editing-duration>
    <meta:editing-cycles>9</meta:editing-cycles>
    <meta:document-statistic meta:table-count="0" meta:image-count="0" meta:object-count="0" meta:page-count="2" meta:paragraph-count="33" meta:word-count="347" meta:character-count="2270" meta:non-whitespace-character-count="1841"/>
  </office:meta>
</office:document-meta>
</file>